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tyle="italic" officeooo:rsid="0006e73b" officeooo:paragraph-rsid="0006e73b" style:font-style-asian="italic" style:font-style-complex="italic"/>
    </style:style>
    <style:style style:name="P2" style:family="paragraph" style:parent-style-name="Header">
      <style:paragraph-properties fo:text-align="end" style:justify-single-word="false"/>
      <style:text-properties fo:font-style="italic" officeooo:rsid="0007ce73" officeooo:paragraph-rsid="0007ce73" style:font-style-asian="italic" style:font-style-complex="italic"/>
    </style:style>
    <style:style style:name="P3" style:family="paragraph" style:parent-style-name="Footer">
      <style:text-properties style:font-name="monospace" fo:font-size="10pt" officeooo:rsid="0006e73b" officeooo:paragraph-rsid="0006e73b" style:font-size-asian="10pt" style:font-size-complex="10pt"/>
    </style:style>
    <style:style style:name="P4" style:family="paragraph" style:parent-style-name="Text_20_body">
      <style:text-properties officeooo:rsid="0007ce73" officeooo:paragraph-rsid="0007ce73"/>
    </style:style>
    <style:style style:name="P5" style:family="paragraph" style:parent-style-name="Title">
      <style:text-properties style:font-name="URW Bookman"/>
    </style:style>
    <style:style style:name="T1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RAS REPORT</text:p>
      <text:p text:style-name="Text_20_body"/>
      <text:p text:style-name="P4">This is a dummy report generated by ARAS for the analysis with id ${analysisId}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06e73b" officeooo:paragraph-rsid="0006e73b" style:font-style-asian="italic" style:font-style-complex="italic"/>
    </style:style>
    <style:style style:name="MP2" style:family="paragraph" style:parent-style-name="Header">
      <style:paragraph-properties fo:text-align="end" style:justify-single-word="false"/>
      <style:text-properties fo:font-style="italic" officeooo:rsid="0007ce73" officeooo:paragraph-rsid="0007ce73" style:font-style-asian="italic" style:font-style-complex="italic"/>
    </style:style>
    <style:style style:name="MP3" style:family="paragraph" style:parent-style-name="Footer">
      <style:text-properties style:font-name="monospace" fo:font-size="10pt" officeooo:rsid="0006e73b" officeooo:paragraph-rsid="0006e73b" style:font-size-asian="10pt" style:font-size-complex="10pt"/>
    </style:style>
    <style:style style:name="MT1" style:family="text">
      <style:text-properties fo:color="#ce181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: ${reportId}</text:p>
        <text:p text:style-name="MP2">Analysis: ${analysisId}</text:p>
      </style:header>
      <style:footer>
        <text:p text:style-name="MP3">Made with <text:span text:style-name="MT1">&lt;3</text:span> by ARA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2:35:51.480351113</meta:creation-date>
    <dc:date>2018-07-14T17:14:35.716387305</dc:date>
    <meta:editing-duration>PT3M20S</meta:editing-duration>
    <meta:editing-cycles>2</meta:editing-cycles>
    <meta:generator>LibreOffice/6.0.5.2$Linux_X86_64 LibreOffice_project/00m0$Build-2</meta:generator>
    <meta:document-statistic meta:table-count="0" meta:image-count="0" meta:object-count="0" meta:page-count="1" meta:paragraph-count="5" meta:word-count="25" meta:character-count="153" meta:non-whitespace-character-count="133"/>
  </office:meta>
</office:document-meta>
</file>